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0.5pt" style:font-size-asian="10.5pt" style:font-size-complex="10.5pt"/>
    </style:style>
    <style:style style:name="P3" style:family="paragraph" style:parent-style-name="Title" style:master-page-name="Standard">
      <style:paragraph-properties style:page-number="auto"/>
      <style:text-properties style:font-name="Georgi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Georgia" fo:language="none" fo:country="none" style:font-name-asian="Georgia" style:language-asian="none" style:country-asian="none" style:font-name-complex="Georgia" style:language-complex="none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w to Prosper When The Markets Are Bad</text:p>
      <text:p text:style-name="P2"/>
      <text:p text:style-name="P1"><text:span text:style-name="T1">Read:</text:span> Psalm 81:10-16</text:p>
      <text:p text:style-name="P1"><text:s/></text:p>
      <text:p text:style-name="P1"><text:span text:style-name="T1">Text:</text:span> III John 1:2 "Beloved, I wish above all things that thou mayest prosper and be in health, even as thy soul prospereth."</text:p>
      <text:p text:style-name="P1"/>
      <text:p text:style-name="P1"><text:span text:style-name="T1">Introduction:</text:span> We live in a time when the world’s financial markets seem to be falling apart. <text:s/>We just had an election that resulted in a questionable outcome. <text:s/>Many have lost money in the stock market. <text:s/>The pandemic has caused many people to lose jobs and homes. <text:s/>The job market is producing lots of low paying jobs but not many that look promising. </text:p>
      <text:p text:style-name="P1"><text:s text:c="2"/>What is the answer? <text:s/>How can we prosper in a time like this? <text:s/>Our text indicates that God wants us to prosper. <text:s/>The verse indicates that John is linking his desire for material and physical prosperity to be similar to the individuals spiritual prosperity. <text:s/>The reading in Psalms provides the plan of God for our prosperity and it is this: Listen to God, Obey God, and you will prosper. <text:s/>Are you obeying God? How about a look at the Ten Com-mandments?</text:p>
      <text:p text:style-name="P1"><text:span text:style-name="T1">I. Is God First?</text:span> "Thou shalt have no other gods before me." <text:s/>Is God first in your life or is there someone or something else that takes precedence? What keeps you out of church? <text:s/>What keeps you from daily Bible or prayer? <text:s/>What keeps you from sharing your faith? <text:s/>These are the things that may have replaced God for you.</text:p>
      <text:p text:style-name="P1"><text:s text:c="2"/>Perhaps you think that an idol is something that a person prays to. <text:s/>I believe that an idol could be anything that keeps you from praying to God.</text:p>
      <text:p text:style-name="P1"><text:span text:style-name="T1">II. Do You honor God? "</text:span>Thou shalt not take the name of the LORD thy God in vain..." <text:s/>How is the name of God honored in your life? <text:s/>Perhaps you do not curse or swear but do the words of your mouth lift up the name of God? <text:s/>Do your words reflect the love of Christ or are you usually angry, bitter, whining or complaining? <text:s/>When you and I claim the name of Christ do we wear it well? <text:s/>There were two high school boys at an Arby’s where I used to work and they both shared the name Aaron. <text:s/>One of them changed his name tag from “Aaron” to “A. McDonald.” <text:s/>I asked him about it and he said that he did it so that no one would get him confused with the other Aaron. <text:s/>You know; there are some Christians that I don’t want to have my name associated with. <text:s/>I’m a Christian but please don’t assume that I am like that person who calls himself by the same name. <text:s/>We've all known some Christians who's lives do not honor the name of Christ.</text:p>
      <text:p text:style-name="P1"><text:span text:style-name="T1">III. Do We honor God’s Day?</text:span> In the Old Testament it was Saturday but in the New Testament the disciples met on Sunday. <text:s/>Do we give God His day? <text:s/>Beyond church attendance; what do you do to give God His day? <text:s/>There was a time that some Christians wouldn’t read the paper on Sunday. <text:s/>Do you study, pray, read the Bible? <text:s/>What do you do that is spiritual or Godly on Sunday? <text:s/>Is there an honest attempt to honor God on the day that we ascribe to Him.</text:p>
      <text:p text:style-name="P1"><text:span text:style-name="T1">IV. How Do We Treat Others?</text:span> Thou shalt not kill. <text:s/>Thou shalt not commit adultery. <text:s/>Thou shalt not steal. <text:s/>These three commandments deal with how we treat others. <text:s/>Is there hatred in your heart? <text:s/>Are you taking advantage of the weakness of others? <text:s/>Do we ever take things that don’t belong to us? <text:s/>Do we treat others with contempt? <text:s/>Is there anyone that we truly despise in our hearts? <text:s/>One of the things that I like about living in West Virginia is the <text:s/>general friendliness between neighbors. <text:s/>Once when I waved at a passing car, one of my children asked who the person was and I said: “I don't know.” Then they wanted to know why I waved at someone I didn't know. <text:s/>I told them that it was because I was being friendly.</text:p>
      <text:p text:style-name="P1"><text:span text:style-name="T1">V. How Is Your Honesty?</text:span> If the truth will set us free then what does living a lie do? (It brings us into bondage...one lie always has to be accom-panied by another). <text:s/>There are many “Christians” who cannot be trusted. The truth to them is less than important. <text:s/>Many can and do lie, cheat and steal from anyone and everyone that they do business with. <text:s/>We who call ourselves Christians have become expert at lying; sometimes we lie by our silence and sometimes we mislead by using half-truths. <text:s/>Do you believe that is OK behavior with God? <text:s/>Revelation 21:8 says: “...<text:span text:style-name="T2">all liars, shall have their part in the lake which burneth with fire and brimstone...” <text:s/>Somehow that indicates to me that God puts a high priority on honesty.</text:span></text:p>
      <text:p text:style-name="P1"><text:span text:style-name="T1">VI. What About Covetousness?</text:span> Would you say that we live in a world where materialistic covetousness reigns supreme? <text:s/>Why do people buy houses that they cannot afford? <text:s/>Why do we buy all sorts of unnecessary things on credit? <text:s/>Must we have the most recent gadget as soon as it appears? <text:s/>Could you live if your microwave, dishwasher, and garbage disposer failed at the same time? <text:s/>What if you had to live a day without the computer, calculator, or the cell phone? <text:s/>We live in a world of folks <text:s/>who want to go to work and make a killing. <text:s/>Many are not content to simply make a living. <text:s/>Without covetousness we would not have had the sub-prime mortgage crisis. Banks would not fail and credit card bills would be affordable. <text:s/>The opposite of covetousness is generosity. <text:s/></text:p>
      <text:p text:style-name="P1"/>
      <text:p text:style-name="P1"><text:span text:style-name="T1">Conclude:</text:span> Which of God’s commands are unimportant today? <text:s/>Which <text:s/>directives' provided in scripture don't matter in this generation? <text:s/>If you and I desire to prosper then we have no choice but to prosper God's way. <text:s/>If we prospered financially as much as we are prospering spiritually how wealthy would we be?</text:p>
      <text:p text:style-name="P1"><text:s text:c="2"/>Perhaps you have never trusted Christ as your savior. Today is your day. Let’s stand for pray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font-size-asian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4917in">
          <style:column-sep style:width="0.0008in" style:color="#000000" style:height="100%"/>
          <style:column style:rel-width="32767*" fo:start-indent="0in" fo:end-indent="0.2457in"/>
          <style:column style:rel-width="32767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sperity in These Times</dc:title>
    <meta:initial-creator>Joel Tice</meta:initial-creator>
    <meta:creation-date>2008-10-25T20:20:00</meta:creation-date>
    <dc:creator>j </dc:creator>
    <dc:date>2021-05-07T21:08:31.28</dc:date>
    <meta:editing-cycles>9</meta:editing-cycles>
    <meta:editing-duration>P4DT6H49M36S</meta:editing-duration>
    <meta:generator>OpenOffice/4.1.3$Win32 OpenOffice.org_project/413m1$Build-9783</meta:generator>
    <meta:document-statistic meta:table-count="0" meta:image-count="0" meta:object-count="0" meta:page-count="1" meta:paragraph-count="15" meta:word-count="1004" meta:character-count="5446"/>
  </office:meta>
</office:document-meta>
</file>